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4cm" svg:height="1cm" svg:x="11.1cm" svg:y="1.4cm">
          <text:p text:style-name="P1"><text:span text:style-name="T1">Production des livr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1cm" svg:x="10.7cm" svg:y="5cm">
          <text:p text:style-name="P1"><text:span text:style-name="T1">Validation par les développe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6cm" svg:height="1.4cm" svg:x="13cm" svg:y="12.9cm">
          <text:p text:style-name="P1"><text:span text:style-name="T1">Dé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7.4cm" svg:height="1cm" svg:x="10.9cm" svg:y="10.4cm">
          <text:p text:style-name="P1"><text:span text:style-name="T1">Validation par les cli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6cm" svg:height="1.4cm" svg:x="13cm" svg:y="7.6cm">
          <text:p text:style-name="P1"><text:span text:style-name="T1">Déc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4.4cm" svg:height="1.3cm" svg:x="12.2cm" svg:y="17.3cm">
          <text:p text:style-name="P1"><text:span text:style-name="T1">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4cm" svg:height="1.7cm" svg:x="3.4cm" svg:y="12.7cm">
          <text:p text:style-name="P1"><text:span text:style-name="T1">Ajout de tâches </text:span></text:p>
          <text:p text:style-name="P1"><text:span text:style-name="T1">pour jalon suiva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21.2cm" svg:y1="2.1cm" svg:x2="17.5cm" svg:y2="2.1cm">
          <text:p/>
        </draw:line>
        <draw:line draw:style-name="gr3" draw:text-style-name="P1" draw:layer="layout" svg:x1="21.2cm" svg:y1="2.1cm" svg:x2="21.2cm" svg:y2="18cm">
          <text:p/>
        </draw:line>
        <draw:line draw:style-name="gr3" draw:text-style-name="P1" draw:layer="layout" svg:x1="21.2cm" svg:y1="18cm" svg:x2="16.6cm" svg:y2="18cm">
          <text:p/>
        </draw:line>
        <draw:line draw:style-name="gr2" draw:text-style-name="P1" draw:layer="layout" svg:x1="6.8cm" svg:y1="18cm" svg:x2="12.2cm" svg:y2="18cm">
          <text:p/>
        </draw:line>
        <draw:line draw:style-name="gr3" draw:text-style-name="P1" draw:layer="layout" svg:x1="6.8cm" svg:y1="14.4cm" svg:x2="6.8cm" svg:y2="18cm">
          <text:p/>
        </draw:line>
        <draw:line draw:style-name="gr2" draw:text-style-name="P1" draw:layer="layout" svg:x1="14.3cm" svg:y1="14.3cm" svg:x2="14.3cm" svg:y2="17.3cm">
          <text:p/>
        </draw:line>
        <draw:line draw:style-name="gr2" draw:text-style-name="P1" draw:layer="layout" svg:x1="13cm" svg:y1="13.6cm" svg:x2="10.8cm" svg:y2="13.6cm">
          <text:p/>
        </draw:line>
        <draw:line draw:style-name="gr4" draw:text-style-name="P1" draw:layer="layout" svg:x1="14.3cm" svg:y1="11.4cm" svg:x2="14.3cm" svg:y2="12.9cm">
          <text:p/>
        </draw:line>
        <draw:line draw:style-name="gr2" draw:text-style-name="P1" draw:layer="layout" svg:x1="14.3cm" svg:y1="6cm" svg:x2="14.3cm" svg:y2="7.7cm">
          <text:p/>
        </draw:line>
        <draw:line draw:style-name="gr2" draw:text-style-name="P1" draw:layer="layout" svg:x1="14.3cm" svg:y1="11.4cm" svg:x2="14.3cm" svg:y2="12.9cm">
          <text:p/>
        </draw:line>
        <draw:line draw:style-name="gr2" draw:text-style-name="P1" draw:layer="layout" svg:x1="14.3cm" svg:y1="9cm" svg:x2="14.3cm" svg:y2="10.4cm">
          <text:p/>
        </draw:line>
        <draw:line draw:style-name="gr2" draw:text-style-name="P1" draw:layer="layout" svg:x1="14.3cm" svg:y1="2.4cm" svg:x2="14.3cm" svg:y2="5cm">
          <text:p/>
        </draw:line>
        <draw:line draw:style-name="gr2" draw:text-style-name="P1" draw:layer="layout" svg:x1="7.2cm" svg:y1="1.9cm" svg:x2="11.1cm" svg:y2="1.9cm">
          <text:p/>
        </draw:line>
        <draw:line draw:style-name="gr3" draw:text-style-name="P1" draw:layer="layout" svg:x1="13cm" svg:y1="8.3cm" svg:x2="7.2cm" svg:y2="8.3cm">
          <text:p/>
        </draw:line>
        <draw:line draw:style-name="gr3" draw:text-style-name="P1" draw:layer="layout" svg:x1="7.2cm" svg:y1="1.9cm" svg:x2="7.2cm" svg:y2="8.3cm">
          <text:p/>
        </draw:line>
        <draw:frame draw:style-name="gr5" draw:text-style-name="P3" draw:layer="layout" svg:width="1.8cm" svg:height="1.05cm" svg:x="11.5cm" svg:y="12.85cm">
          <draw:text-box>
            <text:p><text:span text:style-name="T1">Non</text:span></text:p>
          </draw:text-box>
        </draw:frame>
        <draw:frame draw:style-name="gr5" draw:text-style-name="P3" draw:layer="layout" svg:width="1.8cm" svg:height="1.05cm" svg:x="11.4cm" svg:y="7.55cm">
          <draw:text-box>
            <text:p><text:span text:style-name="T1">Non</text:span></text:p>
          </draw:text-box>
        </draw:frame>
        <draw:frame draw:style-name="gr6" draw:text-style-name="P3" draw:layer="layout" svg:width="2.1cm" svg:height="0.95cm" svg:x="14.4cm" svg:y="15.1cm">
          <draw:text-box>
            <text:p><text:span text:style-name="T1">Oui</text:span></text:p>
          </draw:text-box>
        </draw:frame>
        <draw:frame draw:style-name="gr6" draw:text-style-name="P3" draw:layer="layout" svg:width="2.1cm" svg:height="0.95cm" svg:x="14.5cm" svg:y="9cm">
          <draw:text-box>
            <text:p><text:span text:style-name="T1">Oui</text:span></text:p>
          </draw:text-box>
        </draw:frame>
        <draw:frame draw:style-name="gr7" draw:text-style-name="P3" draw:layer="layout" svg:width="3.2cm" svg:height="1.15cm" svg:x="14.4cm" svg:y="6.25cm">
          <draw:text-box>
            <text:p><text:span text:style-name="T1">Livraison ?</text:span></text:p>
          </draw:text-box>
        </draw:frame>
        <draw:frame draw:style-name="gr7" draw:text-style-name="P3" draw:layer="layout" svg:width="3.8cm" svg:height="1.15cm" svg:x="14.4cm" svg:y="2.9cm">
          <draw:text-box>
            <text:p><text:span text:style-name="T1">Tests internes</text:span></text:p>
          </draw:text-box>
        </draw:frame>
        <draw:frame draw:style-name="gr8" draw:layer="layout" svg:width="0.502cm" svg:height="1.187cm" svg:x="16.2cm" svg:y="12.3cm">
          <draw:text-box>
            <text:p/>
          </draw:text-box>
        </draw:frame>
        <draw:frame draw:style-name="gr7" draw:text-style-name="P3" draw:layer="layout" svg:width="3.8cm" svg:height="1.15cm" svg:x="14.5cm" svg:y="11.55cm">
          <draw:text-box>
            <text:p><text:span text:style-name="T1">Tests extern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30T15:36:55.800000000</meta:creation-date>
    <dc:date>2015-11-02T21:48:13</dc:date>
    <meta:editing-duration>PT8M4S</meta:editing-duration>
    <meta:editing-cycles>2</meta:editing-cycles>
    <meta:generator>LibreOffice/3.5$Linux_X86_64 LibreOffice_project/350m1$Build-2</meta:generator>
    <dc:creator>Biscui </dc:creator>
    <meta:document-statistic meta:object-count="30"/>
  </office:meta>
</office:document-meta>
</file>